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Times New Roman',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27cm" fo:margin-left="0.85cm" table:align="left"/>
    </style:style>
    <style:style style:name="Table1.A" style:family="table-column">
      <style:table-column-properties style:column-width="0.219cm"/>
    </style:style>
    <style:style style:name="Table1.B" style:family="table-column">
      <style:table-column-properties style:column-width="0.637cm"/>
    </style:style>
    <style:style style:name="Table1.C" style:family="table-column">
      <style:table-column-properties style:column-width="0.272cm"/>
    </style:style>
    <style:style style:name="Table1.A1" style:family="table-cell">
      <style:table-cell-properties style:vertical-align="middle" fo:background-color="#2ecc55" fo:padding="0.049cm" fo:border="none">
        <style:background-image/>
      </style:table-cell-properties>
    </style:style>
    <style:style style:name="Table1.B1" style:family="table-cell">
      <style:table-cell-properties style:vertical-align="middle" fo:background-color="#f5ef00" fo:padding="0.049cm" fo:border="none">
        <style:background-image/>
      </style:table-cell-properties>
    </style:style>
    <style:style style:name="Table1.C1" style:family="table-cell">
      <style:table-cell-properties style:vertical-align="middle" fo:background-color="#f4002f" fo:padding="0.049cm" fo:border="none">
        <style:background-image/>
      </style:table-cell-properties>
    </style:style>
    <style:style style:name="Table2" style:family="table">
      <style:table-properties style:width="17.699cm" fo:margin-left="0.85cm" table:align="left"/>
    </style:style>
    <style:style style:name="Table2.A" style:family="table-column">
      <style:table-column-properties style:column-width="8.003cm"/>
    </style:style>
    <style:style style:name="Table2.B" style:family="table-column">
      <style:table-column-properties style:column-width="4.263cm"/>
    </style:style>
    <style:style style:name="Table2.C" style:family="table-column">
      <style:table-column-properties style:column-width="5.433cm"/>
    </style:style>
    <style:style style:name="Table2.A1" style:family="table-cell">
      <style:table-cell-properties style:vertical-align="middle" fo:padding="0.049cm" fo:border="none"/>
    </style:style>
    <style:style style:name="Table3" style:family="table">
      <style:table-properties style:width="12.34cm" fo:margin-left="0.85cm" table:align="left"/>
    </style:style>
    <style:style style:name="Table3.A" style:family="table-column">
      <style:table-column-properties style:column-width="11.643cm"/>
    </style:style>
    <style:style style:name="Table3.B" style:family="table-column">
      <style:table-column-properties style:column-width="0.192cm"/>
    </style:style>
    <style:style style:name="Table3.C" style:family="table-column">
      <style:table-column-properties style:column-width="0.504cm"/>
    </style:style>
    <style:style style:name="Table3.A1" style:family="table-cell">
      <style:table-cell-properties style:vertical-align="middle" fo:padding="0.049cm" fo:border="none"/>
    </style:style>
    <style:style style:name="Table4" style:family="table">
      <style:table-properties style:width="13.928cm" fo:margin-left="0.85cm" table:align="left"/>
    </style:style>
    <style:style style:name="Table4.A" style:family="table-column">
      <style:table-column-properties style:column-width="13.231cm"/>
    </style:style>
    <style:style style:name="Table4.B" style:family="table-column">
      <style:table-column-properties style:column-width="0.192cm"/>
    </style:style>
    <style:style style:name="Table4.C" style:family="table-column">
      <style:table-column-properties style:column-width="0.504cm"/>
    </style:style>
    <style:style style:name="Table4.A1" style:family="table-cell">
      <style:table-cell-properties style:vertical-align="middle" fo:padding="0.049cm" fo:border="none"/>
    </style:style>
    <style:style style:name="Table5" style:family="table">
      <style:table-properties style:width="11.599cm" fo:margin-left="0.85cm" table:align="left"/>
    </style:style>
    <style:style style:name="Table5.A" style:family="table-column">
      <style:table-column-properties style:column-width="10.638cm"/>
    </style:style>
    <style:style style:name="Table5.B" style:family="table-column">
      <style:table-column-properties style:column-width="0.192cm"/>
    </style:style>
    <style:style style:name="Table5.C" style:family="table-column">
      <style:table-column-properties style:column-width="0.769cm"/>
    </style:style>
    <style:style style:name="Table5.A1" style:family="table-cell">
      <style:table-cell-properties style:vertical-align="middle" fo:padding="0.049cm" fo:border="none"/>
    </style:style>
    <style:style style:name="Table6" style:family="table">
      <style:table-properties style:width="17.699cm" fo:margin-left="0.85cm" table:align="left"/>
    </style:style>
    <style:style style:name="Table6.A" style:family="table-column">
      <style:table-column-properties style:column-width="3.417cm"/>
    </style:style>
    <style:style style:name="Table6.B" style:family="table-column">
      <style:table-column-properties style:column-width="14.282cm"/>
    </style:style>
    <style:style style:name="Table6.A1" style:family="table-cell">
      <style:table-cell-properties style:vertical-align="middle" fo:padding="0.049cm" fo:border="none"/>
    </style:style>
    <style:style style:name="Table7" style:family="table">
      <style:table-properties style:width="17.699cm" fo:margin-left="0.85cm" table:align="left"/>
    </style:style>
    <style:style style:name="Table7.A" style:family="table-column">
      <style:table-column-properties style:column-width="2.796cm"/>
    </style:style>
    <style:style style:name="Table7.B" style:family="table-column">
      <style:table-column-properties style:column-width="14.903cm"/>
    </style:style>
    <style:style style:name="Table7.A1" style:family="table-cell">
      <style:table-cell-properties style:vertical-align="middle" fo:padding="0.049cm" fo:border="none"/>
    </style:style>
    <style:style style:name="Table8" style:family="table">
      <style:table-properties style:width="14.476cm" fo:margin-left="0.85cm" table:align="left"/>
    </style:style>
    <style:style style:name="Table8.A" style:family="table-column">
      <style:table-column-properties style:column-width="4.235cm"/>
    </style:style>
    <style:style style:name="Table8.B" style:family="table-column">
      <style:table-column-properties style:column-width="10.241cm"/>
    </style:style>
    <style:style style:name="Table8.A1" style:family="table-cell">
      <style:table-cell-properties style:vertical-align="middle" fo:padding="0.049cm" fo:border="none"/>
    </style:style>
    <style:style style:name="Table9" style:family="table">
      <style:table-properties style:width="17.699cm" fo:margin-left="0.85cm" table:align="left"/>
    </style:style>
    <style:style style:name="Table9.A" style:family="table-column">
      <style:table-column-properties style:column-width="5.816cm"/>
    </style:style>
    <style:style style:name="Table9.B" style:family="table-column">
      <style:table-column-properties style:column-width="11.883cm"/>
    </style:style>
    <style:style style:name="Table9.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left="0cm" fo:margin-right="0cm" fo:text-indent="0cm" style:auto-text-indent="false"/>
      <style:text-properties fo:font-size="2pt" style:font-size-asian="2pt" style:font-size-complex="2pt"/>
    </style:style>
    <style:style style:name="P3" style:family="paragraph" style:parent-style-name="Table_20_Contents">
      <style:paragraph-properties fo:margin-left="0cm" fo:margin-right="0cm" fo:text-indent="0cm" style:auto-text-indent="false"/>
      <style:text-properties fo:color="#16924b" loext:opacity="100%"/>
    </style:style>
    <style:style style:name="P4" style:family="paragraph" style:parent-style-name="Table_20_Contents">
      <style:paragraph-properties fo:margin-left="0cm" fo:margin-right="0cm" fo:margin-top="0cm" fo:margin-bottom="0.28cm" style:contextual-spacing="false" fo:text-indent="0cm" style:auto-text-indent="false"/>
      <style:text-properties fo:color="#f39b00" loext:opacity="100%" fo:font-size="15pt" fo:font-weight="bold"/>
    </style:style>
    <style:style style:name="P5" style:family="paragraph" style:parent-style-name="Table_20_Contents">
      <style:paragraph-properties fo:margin-left="0cm" fo:margin-right="0cm" fo:margin-top="0cm" fo:margin-bottom="0cm" style:contextual-spacing="false" fo:line-height="132%" fo:text-indent="0cm" style:auto-text-indent="false"/>
      <style:text-properties fo:font-size="15pt" fo:font-weight="bold"/>
    </style:style>
    <style:style style:name="P6" style:family="paragraph" style:parent-style-name="Table_20_Contents">
      <style:paragraph-properties fo:margin-left="0cm" fo:margin-right="0cm" fo:margin-top="0.18cm" fo:margin-bottom="0.28cm" style:contextual-spacing="false" fo:line-height="142%" fo:text-indent="0cm" style:auto-text-indent="false"/>
      <style:text-properties fo:font-size="12.5pt"/>
    </style:style>
    <style:style style:name="P7" style:family="paragraph" style:parent-style-name="Text_20_body">
      <style:paragraph-properties fo:margin-left="0.85cm" fo:margin-right="0.85cm" fo:margin-top="0.85cm" fo:margin-bottom="0.85cm" style:contextual-spacing="false" fo:text-indent="0cm" style:auto-text-indent="false"/>
    </style:style>
    <style:style style:name="P8" style:family="paragraph" style:parent-style-name="Text_20_body" style:master-page-name="HTML">
      <style:paragraph-properties fo:margin-left="0.85cm" fo:margin-right="0.85cm" fo:margin-top="0.15cm" fo:margin-bottom="0.55cm" style:contextual-spacing="false" fo:text-align="center" style:justify-single-word="false" fo:text-indent="0cm" style:auto-text-indent="false" style:page-number="auto"/>
      <style:text-properties fo:font-size="22pt" fo:font-weight="bold" loext:padding-left="1.3cm" loext:padding-right="1.3cm" loext:padding-top="1.199cm" loext:padding-bottom="1.251cm" loext:border="1.5pt dotted #9c9c9c"/>
    </style:style>
    <style:style style:name="P9" style:family="paragraph" style:parent-style-name="Text_20_body">
      <style:paragraph-properties fo:margin-left="0.85cm" fo:margin-right="0.85cm" fo:margin-top="0.22cm" fo:margin-bottom="0.199cm" style:contextual-spacing="false" fo:text-align="center" style:justify-single-word="false" fo:text-indent="0cm" style:auto-text-indent="false"/>
      <style:text-properties fo:font-size="12pt" fo:font-weight="bold" loext:padding-left="1.3cm" loext:padding-right="1.3cm" loext:padding-top="1.199cm" loext:padding-bottom="1.251cm" loext:border="1.5pt dotted #9c9c9c"/>
    </style:style>
    <style:style style:name="P10" style:family="paragraph" style:parent-style-name="Text_20_body">
      <style:paragraph-properties fo:margin-left="0.85cm" fo:margin-right="0.85cm" fo:margin-top="0.25cm" fo:margin-bottom="0.28cm" style:contextual-spacing="false" fo:line-height="135%" fo:text-align="center" style:justify-single-word="false" fo:text-indent="0cm" style:auto-text-indent="false"/>
      <style:text-properties fo:font-size="18pt" loext:padding-left="1.3cm" loext:padding-right="1.3cm" loext:padding-top="1.199cm" loext:padding-bottom="1.251cm" loext:border="1.5pt dotted #9c9c9c"/>
    </style:style>
    <style:style style:name="P11" style:family="paragraph" style:parent-style-name="Text_20_body">
      <style:paragraph-properties fo:margin-left="0.85cm" fo:margin-right="0.85cm" fo:margin-top="0.379cm" fo:margin-bottom="0.28cm" style:contextual-spacing="false" fo:text-align="center" style:justify-single-word="false" fo:text-indent="0cm" style:auto-text-indent="false"/>
      <style:text-properties fo:font-size="18pt" fo:font-weight="bold" loext:padding-left="1.3cm" loext:padding-right="1.3cm" loext:padding-top="1.199cm" loext:padding-bottom="1.251cm" loext:border="1.5pt dotted #9c9c9c"/>
    </style:style>
    <style:style style:name="P12" style:family="paragraph" style:parent-style-name="Text_20_body">
      <style:paragraph-properties fo:margin-left="0.85cm" fo:margin-right="0.85cm" fo:margin-top="0.15cm" fo:margin-bottom="0.28cm" style:contextual-spacing="false" fo:text-indent="0cm" style:auto-text-indent="false"/>
      <style:text-properties fo:font-size="13pt" loext:padding-left="1.3cm" loext:padding-right="1.3cm" loext:padding-top="1.199cm" loext:padding-bottom="1.251cm" loext:border="1.5pt dotted #9c9c9c"/>
    </style:style>
    <style:style style:name="P13" style:family="paragraph" style:parent-style-name="Text_20_body">
      <style:paragraph-properties fo:margin-left="0.85cm" fo:margin-right="0.85cm" fo:margin-top="0.85cm" fo:margin-bottom="0.85cm" style:contextual-spacing="false" fo:text-align="center" style:justify-single-word="false" fo:text-indent="0cm" style:auto-text-indent="false"/>
      <style:text-properties fo:font-size="13pt" fo:font-weight="bold" loext:padding-left="1.3cm" loext:padding-right="1.3cm" loext:padding-top="1.199cm" loext:padding-bottom="1.251cm" loext:border="1.5pt dotted #9c9c9c"/>
    </style:style>
    <style:style style:name="P14" style:family="paragraph" style:parent-style-name="Text_20_body">
      <style:paragraph-properties fo:margin-left="0.85cm" fo:margin-right="0.85cm" fo:margin-top="0.199cm" fo:margin-bottom="0.28cm" style:contextual-spacing="false" fo:text-align="center" style:justify-single-word="false" fo:text-indent="0cm" style:auto-text-indent="false"/>
      <style:text-properties fo:font-size="13pt" fo:font-weight="bold" loext:padding-left="1.3cm" loext:padding-right="1.3cm" loext:padding-top="1.199cm" loext:padding-bottom="1.251cm" loext:border="1.5pt dotted #9c9c9c"/>
    </style:style>
    <style:style style:name="P15" style:family="paragraph" style:parent-style-name="Text_20_body">
      <style:paragraph-properties fo:margin-left="0.85cm" fo:margin-right="0.85cm" fo:margin-top="0.85cm" fo:margin-bottom="0.85cm" style:contextual-spacing="false"/>
      <style:text-properties loext:padding-left="1.3cm" loext:padding-right="1.3cm" loext:padding-top="1.199cm" loext:padding-bottom="1.251cm" loext:border="1.5pt dotted #9c9c9c"/>
    </style:style>
    <style:style style:name="P16" style:family="paragraph" style:parent-style-name="Text_20_body">
      <style:paragraph-properties fo:margin-left="0.85cm" fo:margin-right="0.85cm" fo:margin-top="0.85cm" fo:margin-bottom="0.85cm" style:contextual-spacing="false" fo:text-indent="0cm" style:auto-text-indent="false"/>
      <style:text-properties loext:padding-left="1.3cm" loext:padding-right="1.3cm" loext:padding-top="1.199cm" loext:padding-bottom="1.251cm" loext:border="1.5pt dotted #9c9c9c"/>
    </style:style>
    <style:style style:name="P17" style:family="paragraph" style:parent-style-name="Text_20_body">
      <style:paragraph-properties fo:margin-left="0.85cm" fo:margin-right="0.85cm" fo:margin-top="0.28cm" fo:margin-bottom="0.28cm" style:contextual-spacing="false" fo:text-align="center" style:justify-single-word="false" fo:text-indent="0cm" style:auto-text-indent="false"/>
      <style:text-properties loext:padding-left="1.3cm" loext:padding-right="1.3cm" loext:padding-top="1.199cm" loext:padding-bottom="1.251cm" loext:border="1.5pt dotted #9c9c9c"/>
    </style:style>
    <style:style style:name="P18" style:family="paragraph" style:parent-style-name="Text_20_body" style:list-style-name="L1">
      <style:paragraph-properties fo:margin-left="0.85cm" fo:margin-right="0.85cm" fo:margin-top="0.85cm" fo:margin-bottom="0.85cm" style:contextual-spacing="false" fo:text-indent="0cm" style:auto-text-indent="false" fo:padding="0cm" fo:border="none"/>
      <style:text-properties loext:padding-left="1.3cm" loext:padding-right="1.3cm" loext:padding-top="1.199cm" loext:padding-bottom="1.251cm" loext:border="1.5pt dotted #9c9c9c"/>
    </style:style>
    <style:style style:name="P19" style:family="paragraph" style:parent-style-name="Text_20_body" style:list-style-name="L2">
      <style:paragraph-properties fo:margin-left="0.85cm" fo:margin-right="0.85cm" fo:margin-top="0.85cm" fo:margin-bottom="0.85cm" style:contextual-spacing="false" fo:text-indent="0cm" style:auto-text-indent="false"/>
      <style:text-properties loext:padding-left="1.3cm" loext:padding-right="1.3cm" loext:padding-top="1.199cm" loext:padding-bottom="1.251cm" loext:border="1.5pt dotted #9c9c9c"/>
    </style:style>
    <style:style style:name="P20" style:family="paragraph" style:parent-style-name="Text_20_body" style:list-style-name="L3">
      <style:paragraph-properties fo:margin-left="0.85cm" fo:margin-right="0.85cm" fo:margin-top="0.85cm" fo:margin-bottom="0.85cm" style:contextual-spacing="false" fo:text-indent="0cm" style:auto-text-indent="false" fo:padding="0cm" fo:border="none"/>
      <style:text-properties loext:padding-left="1.3cm" loext:padding-right="1.3cm" loext:padding-top="1.199cm" loext:padding-bottom="1.251cm" loext:border="1.5pt dotted #9c9c9c"/>
    </style:style>
    <style:style style:name="P21" style:family="paragraph" style:parent-style-name="Text_20_body" style:list-style-name="L4">
      <style:paragraph-properties fo:margin-left="0.85cm" fo:margin-right="0.85cm" fo:margin-top="0.85cm" fo:margin-bottom="0.85cm" style:contextual-spacing="false" fo:text-indent="0cm" style:auto-text-indent="false" fo:padding="0cm" fo:border="none"/>
      <style:text-properties loext:padding-left="1.3cm" loext:padding-right="1.3cm" loext:padding-top="1.199cm" loext:padding-bottom="1.251cm" loext:border="1.5pt dotted #9c9c9c"/>
    </style:style>
    <style:style style:name="P22" style:family="paragraph" style:parent-style-name="Text_20_body" style:list-style-name="L5">
      <style:paragraph-properties fo:margin-left="0.85cm" fo:margin-right="0.85cm" fo:margin-top="0.85cm" fo:margin-bottom="0.85cm" style:contextual-spacing="false" fo:text-indent="0cm" style:auto-text-indent="false" fo:padding="0cm" fo:border="none"/>
      <style:text-properties loext:padding-left="1.3cm" loext:padding-right="1.3cm" loext:padding-top="1.199cm" loext:padding-bottom="1.251cm" loext:border="1.5pt dotted #9c9c9c"/>
    </style:style>
    <style:style style:name="P23" style:family="paragraph" style:parent-style-name="Text_20_body">
      <style:paragraph-properties fo:margin-left="0.85cm" fo:margin-right="0.85cm" fo:margin-top="0.7cm" fo:margin-bottom="0.85cm" style:contextual-spacing="false" fo:line-height="132%" fo:text-align="center" style:justify-single-word="false" fo:text-indent="0cm" style:auto-text-indent="false"/>
      <style:text-properties fo:font-size="19pt" fo:font-weight="bold" loext:padding-left="1.3cm" loext:padding-right="1.3cm" loext:padding-top="1.199cm" loext:padding-bottom="1.251cm" loext:border="1.5pt dotted #9c9c9c"/>
    </style:style>
    <style:style style:name="P24" style:family="paragraph" style:parent-style-name="Text_20_body">
      <style:paragraph-properties fo:margin-left="0.85cm" fo:margin-right="0.85cm" fo:margin-top="0cm" fo:margin-bottom="0.75cm" style:contextual-spacing="false" fo:text-align="center" style:justify-single-word="false" fo:text-indent="0cm" style:auto-text-indent="false"/>
      <style:text-properties fo:font-size="20pt" fo:font-weight="bold" loext:padding-left="1.3cm" loext:padding-right="1.3cm" loext:padding-top="1.199cm" loext:padding-bottom="1.251cm" loext:border="1.5pt dotted #9c9c9c"/>
    </style:style>
    <style:style style:name="P25" style:family="paragraph" style:parent-style-name="Text_20_body">
      <style:paragraph-properties fo:margin-left="1.101cm" fo:margin-right="1.101cm" fo:margin-top="0cm" fo:margin-bottom="0.18cm" style:contextual-spacing="false" fo:text-indent="0cm" style:auto-text-indent="false"/>
      <style:text-properties fo:font-size="17pt" fo:font-weight="bold" fo:background-color="#fffdf8" loext:padding-left="0.52cm" loext:padding-right="0.52cm" loext:padding-top="0.45cm" loext:padding-bottom="0.45cm" loext:border-left="3.74pt solid #f39b00" loext:border-right="1.5pt solid #202020" loext:border-top="1.5pt solid #202020" loext:border-bottom="1.5pt solid #202020"/>
    </style:style>
    <style:style style:name="P26" style:family="paragraph" style:parent-style-name="Text_20_body">
      <style:paragraph-properties fo:margin-left="1.101cm" fo:margin-right="1.101cm" fo:margin-top="0.25cm" fo:margin-bottom="0.951cm" style:contextual-spacing="false" fo:line-height="140%" fo:text-align="center" style:justify-single-word="false" fo:text-indent="0cm" style:auto-text-indent="false"/>
      <style:text-properties fo:font-size="17pt" fo:font-weight="bold" fo:background-color="#fffdf8" loext:padding-left="0.52cm" loext:padding-right="0.52cm" loext:padding-top="0.45cm" loext:padding-bottom="0.45cm" loext:border-left="3.74pt solid #f39b00" loext:border-right="1.5pt solid #202020" loext:border-top="1.5pt solid #202020" loext:border-bottom="1.5pt solid #202020"/>
    </style:style>
    <style:style style:name="P27" style:family="paragraph" style:parent-style-name="Text_20_body">
      <style:paragraph-properties fo:margin-left="0.85cm" fo:margin-right="0.85cm" fo:margin-top="0.921cm" fo:margin-bottom="0.28cm" style:contextual-spacing="false" fo:text-align="center" style:justify-single-word="false" fo:text-indent="0cm" style:auto-text-indent="false"/>
      <style:text-properties fo:font-size="14pt" fo:font-weight="bold" loext:padding-left="1.3cm" loext:padding-right="1.3cm" loext:padding-top="1.199cm" loext:padding-bottom="1.251cm" loext:border="1.5pt dotted #9c9c9c"/>
    </style:style>
    <style:style style:name="P28" style:family="paragraph" style:parent-style-name="Text_20_body">
      <style:paragraph-properties fo:margin-left="0.85cm" fo:margin-right="0.85cm" fo:margin-top="0.45cm" fo:margin-bottom="0.28cm" style:contextual-spacing="false" fo:line-height="178%" fo:text-indent="0cm" style:auto-text-indent="false"/>
      <style:text-properties fo:font-size="14pt" loext:padding-left="1.3cm" loext:padding-right="1.3cm" loext:padding-top="1.199cm" loext:padding-bottom="1.251cm" loext:border="1.5pt dotted #9c9c9c"/>
    </style:style>
    <style:style style:name="P29" style:family="paragraph" style:parent-style-name="Text_20_body">
      <style:paragraph-properties fo:margin-left="0.85cm" fo:margin-right="0.85cm" fo:margin-top="0.3cm" fo:margin-bottom="0.651cm" style:contextual-spacing="false" fo:text-indent="0cm" style:auto-text-indent="false"/>
      <style:text-properties fo:font-size="28pt" fo:font-weight="bold" loext:padding-left="1.3cm" loext:padding-right="1.3cm" loext:padding-top="1.199cm" loext:padding-bottom="1.251cm" loext:border="1.5pt dotted #9c9c9c"/>
    </style:style>
    <style:style style:name="P30" style:family="paragraph" style:parent-style-name="Text_20_body">
      <style:paragraph-properties fo:margin-left="0.85cm" fo:margin-right="0.85cm" fo:margin-top="0.45cm" fo:margin-bottom="0.28cm" style:contextual-spacing="false" fo:line-height="178%" fo:text-indent="0cm" style:auto-text-indent="false"/>
    </style:style>
    <style:style style:name="P31" style:family="paragraph" style:parent-style-name="Text_20_body">
      <style:paragraph-properties fo:margin-left="0.85cm" fo:margin-right="0.85cm" fo:margin-top="0.42cm" fo:margin-bottom="0.28cm" style:contextual-spacing="false" fo:line-height="155%" fo:text-indent="0cm" style:auto-text-indent="false"/>
    </style:style>
    <style:style style:name="P32" style:family="paragraph" style:parent-style-name="Text_20_body">
      <style:paragraph-properties fo:margin-left="0.85cm" fo:margin-right="0.85cm" fo:margin-top="0cm" fo:margin-bottom="0.45cm" style:contextual-spacing="false" fo:text-indent="0cm" style:auto-text-indent="false"/>
      <style:text-properties fo:font-size="25pt" fo:font-weight="bold" loext:padding-left="1.3cm" loext:padding-right="1.3cm" loext:padding-top="1.199cm" loext:padding-bottom="1.251cm" loext:border="1.5pt dotted #9c9c9c"/>
    </style:style>
    <style:style style:name="P33" style:family="paragraph" style:parent-style-name="Text_20_body">
      <style:paragraph-properties fo:margin-left="0.28cm" fo:margin-right="0.28cm" fo:margin-top="0.28cm" fo:margin-bottom="0.349cm" style:contextual-spacing="false" fo:text-indent="0cm" style:auto-text-indent="false"/>
      <style:text-properties fo:background-color="#fbf7ee" loext:padding-left="0.349cm" loext:padding-right="0cm" loext:padding-top="0cm" loext:padding-bottom="0cm" loext:border-left="3pt solid #f39b00" loext:border-right="none" loext:border-top="none" loext:border-bottom="none"/>
    </style:style>
    <style:style style:name="P34" style:family="paragraph" style:parent-style-name="Text_20_body">
      <style:paragraph-properties fo:margin-left="0.28cm" fo:margin-right="0.28cm" fo:margin-top="0.45cm" fo:margin-bottom="0.349cm" style:contextual-spacing="false" fo:text-indent="0cm" style:auto-text-indent="false"/>
      <style:text-properties fo:background-color="#fbf7ee" loext:padding-left="0.349cm" loext:padding-right="0cm" loext:padding-top="0cm" loext:padding-bottom="0cm" loext:border-left="3pt solid #f39b00" loext:border-right="none" loext:border-top="none" loext:border-bottom="none"/>
    </style:style>
    <style:style style:name="P35" style:family="paragraph" style:parent-style-name="Text_20_body">
      <style:paragraph-properties fo:margin-left="0.85cm" fo:margin-right="0.85cm" fo:margin-top="0.4cm" fo:margin-bottom="0.18cm" style:contextual-spacing="false" fo:text-indent="0cm" style:auto-text-indent="false"/>
      <style:text-properties fo:font-size="16.5pt" fo:font-weight="bold" loext:padding-left="1.3cm" loext:padding-right="1.3cm" loext:padding-top="1.199cm" loext:padding-bottom="1.251cm" loext:border="1.5pt dotted #9c9c9c"/>
    </style:style>
    <style:style style:name="P36" style:family="paragraph" style:parent-style-name="Text_20_body">
      <style:paragraph-properties fo:margin-left="0.85cm" fo:margin-right="0.85cm" fo:margin-top="0.161cm" fo:margin-bottom="0.28cm" style:contextual-spacing="false" fo:text-align="center" style:justify-single-word="false" fo:text-indent="0cm" style:auto-text-indent="false"/>
      <style:text-properties fo:color="#4a4a4a" loext:opacity="100%" fo:font-size="11.5pt" fo:font-style="italic" loext:padding-left="1.3cm" loext:padding-right="1.3cm" loext:padding-top="1.199cm" loext:padding-bottom="1.251cm" loext:border="1.5pt dotted #9c9c9c"/>
    </style:style>
    <style:style style:name="P37" style:family="paragraph" style:parent-style-name="Text_20_body" style:list-style-name="L6">
      <style:paragraph-properties fo:margin-left="0.85cm" fo:margin-right="0.85cm" fo:margin-top="0.85cm" fo:margin-bottom="0.85cm" style:contextual-spacing="false" fo:text-indent="0cm" style:auto-text-indent="false"/>
    </style:style>
    <style:style style:name="T1" style:family="text">
      <style:text-properties fo:color="#f39b00" loext:opacity="100%"/>
    </style:style>
    <style:style style:name="T2" style:family="text">
      <style:text-properties fo:color="#0b6f74" loext:opacity="100%"/>
    </style:style>
    <style:style style:name="T3" style:family="text">
      <style:text-properties fo:font-size="14pt" loext:padding-left="1.3cm" loext:padding-right="1.3cm" loext:padding-top="1.199cm" loext:padding-bottom="1.251cm" loext:border="1.5pt dotted #9c9c9c"/>
    </style:style>
    <style:style style:name="T4" style:family="text">
      <style:text-properties loext:padding-left="1.3cm" loext:padding-right="1.3cm" loext:padding-top="1.199cm" loext:padding-bottom="1.251cm" loext:border="1.5pt dotted #9c9c9c"/>
    </style:style>
    <style:style style:name="T5" style:family="text">
      <style:text-properties fo:font-size="12pt" loext:padding-left="1.3cm" loext:padding-right="1.3cm" loext:padding-top="1.199cm" loext:padding-bottom="1.251cm" loext:border="1.5pt dotted #9c9c9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cm" fo:margin-right="0.7cm" fo:margin-top="0.7cm" fo:margin-bottom="0.55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PUBLIQUE DU SENEGAL</text:p>
      <table:table table:name="Table1" table:style-name="Table1">
        <table:table-column table:style-name="Table1.A"/>
        <table:table-column table:style-name="Table1.B"/>
        <table:table-column table:style-name="Table1.C"/>
        <table:table-row>
          <table:table-cell table:style-name="Table1.A1" office:value-type="string">
            <text:p text:style-name="P2"/>
          </table:table-cell>
          <table:table-cell table:style-name="Table1.B1" office:value-type="string">
            <text:p text:style-name="P3">★</text:p>
          </table:table-cell>
          <table:table-cell table:style-name="Table1.C1" office:value-type="string">
            <text:p text:style-name="P1"/>
          </table:table-cell>
        </table:table-row>
      </table:table>
      <text:p text:style-name="P9">UN PEUPLE - UN BUT - UNE FOI</text:p>
      <text:p text:style-name="P10">Etablissement de formation professionnelle et de renforcement des competences </text:p>
      <text:p text:style-name="P11"><text:span text:style-name="T1">ORANGE</text:span> DIGITAL CENTER</text:p>
      <text:p text:style-name="P12">Parcours de specialisation en developpement Full Stack, Web et Mobile </text:p>
      <text:p text:style-name="P15"><draw:frame draw:style-name="fr2" draw:name="Image1" text:anchor-type="as-char" svg:width="12.488cm" svg:height="9.393cm" draw:z-index="0"><draw:image xlink:href="../../public/logo.png" xlink:type="simple" xlink:show="embed" xlink:actuate="onLoad" draw:mime-type="image/png"/><svg:title>Logo KYA</svg:title></draw:frame><text:s/></text:p>
      <text:p text:style-name="P23">Memoire de fin de cycle pour l'obtention du certificat de specialisation </text:p>
      <text:p text:style-name="P24">Specialite : <text:span text:style-name="T1">Developpement Web et Mobile</text:span> </text:p>
      <text:p text:style-name="P25">Sujet :</text:p>
      <text:p text:style-name="P26">Conception et realisation d'une plateforme de gestion locative multi-roles <text:line-break/>appliquee au projet <text:span text:style-name="T2">KYA (Keur Ya Aicha)</text:span> </text:p>
      <table:table table:name="Table2" table:style-name="Table2">
        <table:table-column table:style-name="Table2.A"/>
        <table:table-column table:style-name="Table2.B"/>
        <table:table-column table:style-name="Table2.C"/>
        <table:table-row>
          <table:table-cell table:style-name="Table2.A1" office:value-type="string">
            <text:p text:style-name="P4">Presente par :</text:p>
            <text:p text:style-name="P5">Papa Malick Teuw</text:p>
            <text:p text:style-name="P6">Developpeur Full Stack<text:line-break/>Tel. : 77 171 90 13<text:line-break/>Email : malickteuw.devweb@gmail.com </text:p>
          </table:table-cell>
          <table:table-cell table:style-name="Table2.A1" office:value-type="string">
            <text:p text:style-name="P4">Encadre par :</text:p>
            <text:p text:style-name="P5">M. Birane Bailla Wone</text:p>
            <text:p text:style-name="P6">Coach developpeur<text:line-break/>Orange Digital Center </text:p>
          </table:table-cell>
          <table:table-cell table:style-name="Table2.A1" office:value-type="string">
            <text:p text:style-name="P4">Cadre du projet :</text:p>
            <text:p text:style-name="P5">Projet personnel de fin d'etudes</text:p>
            <text:p text:style-name="P6">Duree : 21 jours<text:line-break/>Ville : Thies, Senegal </text:p>
          </table:table-cell>
        </table:table-row>
      </table:table>
      <text:p text:style-name="P27">Annee academique 2025-2026</text:p>
      <text:p text:style-name="P29">Dedicace</text:p>
      <text:p text:style-name="P15">Je dedie ce memoire a mes parents, a ma famille et a toutes les personnes qui ont cru en ma capacite a transformer une idee en une solution utile. </text:p>
      <text:p text:style-name="P28">Je dedie ce travail a mes parents pour leur amour, leurs sacrifices et leur soutien constant. Leur confiance a toujours constitue pour moi une source de motivation et de perseverance dans mon parcours de formation. </text:p>
      <text:p text:style-name="P28">Je le dedie egalement a ma famille, a mes proches, a mes amis ainsi qu'a mes camarades de promotion pour leurs encouragements, leur presence et leur appui moral. </text:p>
      <text:p text:style-name="P28">Enfin, je dedie ce memoire a toutes les personnes qui croient en la force du numerique pour mieux organiser, mieux controler et mieux valoriser les activites professionnelles du quotidien. </text:p>
      <text:p text:style-name="P13">i</text:p>
      <text:p text:style-name="P29">Remerciements</text:p>
      <text:p text:style-name="P28">Je tiens a exprimer ma profonde gratitude a toutes les personnes qui ont contribue, de pres ou de loin, a la realisation de ce memoire et a l'aboutissement du projet KYA. </text:p>
      <text:p text:style-name="P30"><text:span text:style-name="T3">Mes premiers remerciements s'adressent a </text:span><text:span text:style-name="Strong_20_Emphasis"><text:span text:style-name="T3">Orange Digital Center</text:span></text:span><text:span text:style-name="T3"> pour la qualite du cadre de formation, l'accompagnement pedagogique et l'ouverture vers des projets concrets. Cette experience m'a permis de renforcer mes competences techniques et de structurer ma demarche de conception logicielle. </text:span></text:p>
      <text:p text:style-name="P30"><text:span text:style-name="T3">J'adresse mes sinceres remerciements a </text:span><text:span text:style-name="Strong_20_Emphasis"><text:span text:style-name="T3">M. Birane Bailla Wone</text:span></text:span><text:span text:style-name="T3">, mon encadrant academique, pour sa disponibilite, ses conseils et ses orientations methodologiques. Ses retours ont grandement contribue a ameliorer la coherence et la qualite de ce travail. </text:span></text:p>
      <text:p text:style-name="P28">Je remercie egalement mes formateurs, mes camarades et toutes les personnes qui m'ont soutenu durant cette specialisation. Enfin, je reserve une pensee particuliere a ma famille pour sa patience, sa confiance et son soutien permanent. </text:p>
      <text:p text:style-name="P13">ii</text:p>
      <text:p text:style-name="P29">Table des Figure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Figure 1 : Identite visuelle de la plateforme KYA</text:p>
          </table:table-cell>
          <table:table-cell table:style-name="Table3.A1" office:value-type="string">
            <text:p text:style-name="P1"/>
          </table:table-cell>
          <table:table-cell table:style-name="Table3.A1" office:value-type="string">
            <text:p text:style-name="Table_20_Contents">2</text:p>
          </table:table-cell>
        </table:table-row>
        <table:table-row>
          <table:table-cell table:style-name="Table3.A1" office:value-type="string">
            <text:p text:style-name="Table_20_Contents">Figure 2 : Diagramme de contexte global de la solution</text:p>
          </table:table-cell>
          <table:table-cell table:style-name="Table3.A1" office:value-type="string">
            <text:p text:style-name="P1"/>
          </table:table-cell>
          <table:table-cell table:style-name="Table3.A1" office:value-type="string">
            <text:p text:style-name="Table_20_Contents">6</text:p>
          </table:table-cell>
        </table:table-row>
        <table:table-row>
          <table:table-cell table:style-name="Table3.A1" office:value-type="string">
            <text:p text:style-name="Table_20_Contents">Figure 3 : Cas d'utilisation par acteur</text:p>
          </table:table-cell>
          <table:table-cell table:style-name="Table3.A1" office:value-type="string">
            <text:p text:style-name="P1"/>
          </table:table-cell>
          <table:table-cell table:style-name="Table3.A1" office:value-type="string">
            <text:p text:style-name="Table_20_Contents">7</text:p>
          </table:table-cell>
        </table:table-row>
      </table:table>
      <text:p text:style-name="P13">iii</text:p>
      <text:p text:style-name="P29">Table des Tableaux</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ableau 1 : Fiche signaletique du projet</text:p>
          </table:table-cell>
          <table:table-cell table:style-name="Table4.A1" office:value-type="string">
            <text:p text:style-name="P1"/>
          </table:table-cell>
          <table:table-cell table:style-name="Table4.A1" office:value-type="string">
            <text:p text:style-name="Table_20_Contents">2</text:p>
          </table:table-cell>
        </table:table-row>
        <table:table-row>
          <table:table-cell table:style-name="Table4.A1" office:value-type="string">
            <text:p text:style-name="Table_20_Contents">Tableau 2 : Repartition des roles et responsabilites</text:p>
          </table:table-cell>
          <table:table-cell table:style-name="Table4.A1" office:value-type="string">
            <text:p text:style-name="P1"/>
          </table:table-cell>
          <table:table-cell table:style-name="Table4.A1" office:value-type="string">
            <text:p text:style-name="Table_20_Contents">4</text:p>
          </table:table-cell>
        </table:table-row>
        <table:table-row>
          <table:table-cell table:style-name="Table4.A1" office:value-type="string">
            <text:p text:style-name="Table_20_Contents">Tableau 3 : Technologies mobilisees</text:p>
          </table:table-cell>
          <table:table-cell table:style-name="Table4.A1" office:value-type="string">
            <text:p text:style-name="P1"/>
          </table:table-cell>
          <table:table-cell table:style-name="Table4.A1" office:value-type="string">
            <text:p text:style-name="Table_20_Contents">4</text:p>
          </table:table-cell>
        </table:table-row>
        <table:table-row>
          <table:table-cell table:style-name="Table4.A1" office:value-type="string">
            <text:p text:style-name="Table_20_Contents">Tableau 4 : Correspondance besoins / reponses fonctionnelles</text:p>
          </table:table-cell>
          <table:table-cell table:style-name="Table4.A1" office:value-type="string">
            <text:p text:style-name="P1"/>
          </table:table-cell>
          <table:table-cell table:style-name="Table4.A1" office:value-type="string">
            <text:p text:style-name="Table_20_Contents">5</text:p>
          </table:table-cell>
        </table:table-row>
      </table:table>
      <text:p text:style-name="P13">iv</text:p>
      <text:p text:style-name="P29">Resume</text:p>
      <text:p text:style-name="P16">Dans le domaine de la gestion locative, la dispersion des informations relatives aux clients, locations, paiements, depots et documents ralentit souvent les operations, augmente les risques d'erreurs et reduit la tracabilite des traitements. </text:p>
      <text:p text:style-name="P7"><text:span text:style-name="T4">Ce memoire presente la conception et la realisation de </text:span><text:span text:style-name="Strong_20_Emphasis"><text:span text:style-name="T4">KYA (Keur Ya Aicha)</text:span></text:span><text:span text:style-name="T4">, une plateforme de gestion locative multi-roles developpee afin de centraliser les donnees, de mieux separer les responsabilites entre acteurs et d'ameliorer l'experience d'administration des operations metier. </text:span></text:p>
      <text:p text:style-name="P16">La solution integre la gestion des entreprises, des clients, des locations, des depots, des paiements et des documents. Elle met egalement en avant des mecanismes de validation, des regles anti-duplication lors des imports Excel, un audit des actions sensibles et des controles adaptes aux differents niveaux d'administration. </text:p>
      <text:p text:style-name="P16">L'objectif du projet est de fournir un environnement moderne, coherent et securise, capable de fiabiliser le suivi locatif et d'offrir une meilleure lisibilite decisionnelle aux administrateurs comme au super administrateur. </text:p>
      <text:p text:style-name="P31"><text:span text:style-name="Strong_20_Emphasis"><text:span text:style-name="T5">Mots-cles :</text:span></text:span><text:span text:style-name="T5"> gestion locative, plateforme multi-roles, audit, import Excel, paiements, documents, supervision, experience utilisateur. </text:span></text:p>
      <text:p text:style-name="P13">v</text:p>
      <text:p text:style-name="P29">Abstract</text:p>
      <text:p text:style-name="P16">In rental management, scattered information about clients, rentals, payments, deposits and documents often slows down daily operations, increases the risk of inconsistency and weakens traceability. </text:p>
      <text:p text:style-name="P7"><text:span text:style-name="T4">This report presents the design and implementation of </text:span><text:span text:style-name="Strong_20_Emphasis"><text:span text:style-name="T4">KYA (Keur Ya Aicha)</text:span></text:span><text:span text:style-name="T4">, a multi-role rental management platform created to centralize information, clarify responsibilities between actors and improve the administration of operational workflows. </text:span></text:p>
      <text:p text:style-name="P16">The system includes company, client, rental, deposit, payment and document management. It also integrates validation rules, Excel import with anti-duplication controls, audit mechanisms and administration safeguards adapted to each role. </text:p>
      <text:p text:style-name="P16">The main objective is to provide a modern, coherent and secure environment able to improve rental monitoring and strengthen decision-making for both administrators and super administrators. </text:p>
      <text:p text:style-name="P31"><text:span text:style-name="Strong_20_Emphasis"><text:span text:style-name="T5">Keywords:</text:span></text:span><text:span text:style-name="T5"> rental management, multi-role platform, audit trail, Excel import, payments, document management, supervision, user experience. </text:span></text:p>
      <text:p text:style-name="P13">vi</text:p>
      <text:p text:style-name="P29">Glossaire</text:p>
      <text:p text:style-name="P7"><text:span text:style-name="Strong_20_Emphasis"><text:span text:style-name="T4">API</text:span></text:span><text:span text:style-name="T4"> : interface permettant la communication entre plusieurs applications.</text:span></text:p>
      <text:p text:style-name="P7"><text:span text:style-name="Strong_20_Emphasis"><text:span text:style-name="T4">Audit</text:span></text:span><text:span text:style-name="T4"> : journalisation des actions sensibles effectuees dans le systeme.</text:span></text:p>
      <text:p text:style-name="P7"><text:span text:style-name="Strong_20_Emphasis"><text:span text:style-name="T4">CRUD</text:span></text:span><text:span text:style-name="T4"> : creation, lecture, mise a jour et suppression des donnees.</text:span></text:p>
      <text:p text:style-name="P7"><text:span text:style-name="Strong_20_Emphasis"><text:span text:style-name="T4">ExcelJS</text:span></text:span><text:span text:style-name="T4"> : bibliotheque utilisee pour lire et traiter les fichiers Excel.</text:span></text:p>
      <text:p text:style-name="P7"><text:span text:style-name="Strong_20_Emphasis"><text:span text:style-name="T4">KYA</text:span></text:span><text:span text:style-name="T4"> : Keur Ya Aicha, plateforme de gestion locative et administrative.</text:span></text:p>
      <text:p text:style-name="P7"><text:span text:style-name="Strong_20_Emphasis"><text:span text:style-name="T4">ODC</text:span></text:span><text:span text:style-name="T4"> : Orange Digital Center.</text:span></text:p>
      <text:p text:style-name="P7"><text:span text:style-name="Strong_20_Emphasis"><text:span text:style-name="T4">Prisma</text:span></text:span><text:span text:style-name="T4"> : ORM et outil de modelisation de base de donnees.</text:span></text:p>
      <text:p text:style-name="P7"><text:span text:style-name="Strong_20_Emphasis"><text:span text:style-name="T4">RBAC</text:span></text:span><text:span text:style-name="T4"> : controle d'acces base sur les roles.</text:span></text:p>
      <text:p text:style-name="P7"><text:span text:style-name="Strong_20_Emphasis"><text:span text:style-name="T4">Super Admin</text:span></text:span><text:span text:style-name="T4"> : acteur charge de la gouvernance globale de la plateforme.</text:span></text:p>
      <text:p text:style-name="P7"><text:span text:style-name="Strong_20_Emphasis"><text:span text:style-name="T4">UML</text:span></text:span><text:span text:style-name="T4"> : langage de modelisation unifie.</text:span></text:p>
      <text:p text:style-name="P13">vii</text:p>
      <text:p text:style-name="P29">Sommaire</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INTRODUCTION</text:p>
          </table:table-cell>
          <table:table-cell table:style-name="Table5.A1" office:value-type="string">
            <text:p text:style-name="P1"/>
          </table:table-cell>
          <table:table-cell table:style-name="Table5.A1" office:value-type="string">
            <text:p text:style-name="Table_20_Contents">1</text:p>
          </table:table-cell>
        </table:table-row>
        <table:table-row>
          <table:table-cell table:style-name="Table5.A1" office:value-type="string">
            <text:p text:style-name="Table_20_Contents">I. Presentation du cadre de formation et du projet</text:p>
          </table:table-cell>
          <table:table-cell table:style-name="Table5.A1" office:value-type="string">
            <text:p text:style-name="P1"/>
          </table:table-cell>
          <table:table-cell table:style-name="Table5.A1" office:value-type="string">
            <text:p text:style-name="Table_20_Contents">2</text:p>
          </table:table-cell>
        </table:table-row>
        <table:table-row>
          <table:table-cell table:style-name="Table5.A1" office:value-type="string">
            <text:p text:style-name="Table_20_Contents">II. Presentation du sujet et des objectifs</text:p>
          </table:table-cell>
          <table:table-cell table:style-name="Table5.A1" office:value-type="string">
            <text:p text:style-name="P1"/>
          </table:table-cell>
          <table:table-cell table:style-name="Table5.A1" office:value-type="string">
            <text:p text:style-name="Table_20_Contents">3</text:p>
          </table:table-cell>
        </table:table-row>
        <table:table-row>
          <table:table-cell table:style-name="Table5.A1" office:value-type="string">
            <text:p text:style-name="Table_20_Contents">III. La methodologie</text:p>
          </table:table-cell>
          <table:table-cell table:style-name="Table5.A1" office:value-type="string">
            <text:p text:style-name="P1"/>
          </table:table-cell>
          <table:table-cell table:style-name="Table5.A1" office:value-type="string">
            <text:p text:style-name="Table_20_Contents">4</text:p>
          </table:table-cell>
        </table:table-row>
        <table:table-row>
          <table:table-cell table:style-name="Table5.A1" office:value-type="string">
            <text:p text:style-name="Table_20_Contents">IV. Conception detaillee</text:p>
          </table:table-cell>
          <table:table-cell table:style-name="Table5.A1" office:value-type="string">
            <text:p text:style-name="P1"/>
          </table:table-cell>
          <table:table-cell table:style-name="Table5.A1" office:value-type="string">
            <text:p text:style-name="Table_20_Contents">5</text:p>
          </table:table-cell>
        </table:table-row>
        <table:table-row>
          <table:table-cell table:style-name="Table5.A1" office:value-type="string">
            <text:p text:style-name="Table_20_Contents">V. Le developpement de l'application</text:p>
          </table:table-cell>
          <table:table-cell table:style-name="Table5.A1" office:value-type="string">
            <text:p text:style-name="P1"/>
          </table:table-cell>
          <table:table-cell table:style-name="Table5.A1" office:value-type="string">
            <text:p text:style-name="Table_20_Contents">8</text:p>
          </table:table-cell>
        </table:table-row>
        <table:table-row>
          <table:table-cell table:style-name="Table5.A1" office:value-type="string">
            <text:p text:style-name="Table_20_Contents">CONCLUSION GENERALE</text:p>
          </table:table-cell>
          <table:table-cell table:style-name="Table5.A1" office:value-type="string">
            <text:p text:style-name="P1"/>
          </table:table-cell>
          <table:table-cell table:style-name="Table5.A1" office:value-type="string">
            <text:p text:style-name="Table_20_Contents">10</text:p>
          </table:table-cell>
        </table:table-row>
        <table:table-row>
          <table:table-cell table:style-name="Table5.A1" office:value-type="string">
            <text:p text:style-name="Table_20_Contents">WEBOGRAPHIE</text:p>
          </table:table-cell>
          <table:table-cell table:style-name="Table5.A1" office:value-type="string">
            <text:p text:style-name="P1"/>
          </table:table-cell>
          <table:table-cell table:style-name="Table5.A1" office:value-type="string">
            <text:p text:style-name="Table_20_Contents">11</text:p>
          </table:table-cell>
        </table:table-row>
      </table:table>
      <text:p text:style-name="P13">viii</text:p>
      <text:p text:style-name="P32">INTRODUCTION</text:p>
      <text:p text:style-name="P16">Le secteur de la gestion locative exige une organisation rigoureuse des informations relatives aux clients, aux biens, aux contrats, aux depots, aux paiements et aux documents administratifs. Lorsqu'elles sont gerees dans des outils disperses ou avec des regles peu homogenes, ces donnees deviennent plus difficiles a controler et a exploiter. </text:p>
      <text:p text:style-name="P7"><text:span text:style-name="T4">C'est dans ce contexte qu'a ete concu </text:span><text:span text:style-name="Strong_20_Emphasis"><text:span text:style-name="T4">KYA (Keur Ya Aicha)</text:span></text:span><text:span text:style-name="T4">, une plateforme de gestion locative multi-roles visant a centraliser les operations essentielles dans un environnement unique. Le projet s'inscrit dans une logique de modernisation des pratiques de gestion, de reduction des erreurs et de meilleure tracabilite des actions. </text:span></text:p>
      <text:p text:style-name="P7"><text:span text:style-name="T4">La solution repose sur une separation nette des responsabilites entre </text:span><text:span text:style-name="Strong_20_Emphasis"><text:span text:style-name="T4">super administrateur</text:span></text:span><text:span text:style-name="T4"> et </text:span><text:span text:style-name="Strong_20_Emphasis"><text:span text:style-name="T4">administrateur</text:span></text:span><text:span text:style-name="T4">. Elle couvre la gestion des entreprises, des clients, des locations, des depots, des paiements et des documents, tout en integrant des mecanismes complementaires de validation, d'importation, d'audit et de supervision. </text:span></text:p>
      <text:p text:style-name="P33">Ce memoire presente successivement le cadre de formation, le sujet, la methodologie adoptee, la conception detaillee de la solution, son developpement ainsi que les resultats obtenus. </text:p>
      <text:p text:style-name="P13">1</text:p>
      <text:p text:style-name="P32">I. Presentation du cadre de formation et du projet</text:p>
      <text:p text:style-name="P35">I.1. Presentation de l'etablissement</text:p>
      <text:p text:style-name="P16">Orange Digital Center est un cadre de formation et d'innovation numerique qui favorise l'apprentissage par la pratique, la resolution de problemes reels et l'acquisition de competences directement mobilisables dans des projets concrets. </text:p>
      <text:p text:style-name="P16">Dans la specialisation Developpement Web et Mobile, l'approche pedagogique repose sur la conception de solutions utiles, la maitrise des outils modernes et le respect d'une demarche de realisation structuree. </text:p>
      <text:p text:style-name="P35">I.2. Fiche signaletique du projet</text:p>
      <table:table table:name="Table6" table:style-name="Table6">
        <table:table-column table:style-name="Table6.A"/>
        <table:table-column table:style-name="Table6.B"/>
        <table:table-row>
          <table:table-cell table:style-name="Table6.A1" office:value-type="string">
            <text:p text:style-name="Table_20_Contents">Nom du projet</text:p>
          </table:table-cell>
          <table:table-cell table:style-name="Table6.A1" office:value-type="string">
            <text:p text:style-name="Table_20_Contents">KYA (Keur Ya Aicha)</text:p>
          </table:table-cell>
        </table:table-row>
        <table:table-row>
          <table:table-cell table:style-name="Table6.A1" office:value-type="string">
            <text:p text:style-name="Table_20_Contents">Nature</text:p>
          </table:table-cell>
          <table:table-cell table:style-name="Table6.A1" office:value-type="string">
            <text:p text:style-name="Table_20_Contents">Projet personnel de fin d'etudes</text:p>
          </table:table-cell>
        </table:table-row>
        <table:table-row>
          <table:table-cell table:style-name="Table6.A1" office:value-type="string">
            <text:p text:style-name="Table_20_Contents">Objectif principal</text:p>
          </table:table-cell>
          <table:table-cell table:style-name="Table6.A1" office:value-type="string">
            <text:p text:style-name="Table_20_Contents">Centraliser la gestion locative autour d'une plateforme multi-roles moderne et securisee</text:p>
          </table:table-cell>
        </table:table-row>
        <table:table-row>
          <table:table-cell table:style-name="Table6.A1" office:value-type="string">
            <text:p text:style-name="Table_20_Contents">Porteur du projet</text:p>
          </table:table-cell>
          <table:table-cell table:style-name="Table6.A1" office:value-type="string">
            <text:p text:style-name="Table_20_Contents">Papa Malick Teuw</text:p>
          </table:table-cell>
        </table:table-row>
        <table:table-row>
          <table:table-cell table:style-name="Table6.A1" office:value-type="string">
            <text:p text:style-name="Table_20_Contents">Duree</text:p>
          </table:table-cell>
          <table:table-cell table:style-name="Table6.A1" office:value-type="string">
            <text:p text:style-name="Table_20_Contents">21 jours</text:p>
          </table:table-cell>
        </table:table-row>
        <table:table-row>
          <table:table-cell table:style-name="Table6.A1" office:value-type="string">
            <text:p text:style-name="Table_20_Contents">Lieu</text:p>
          </table:table-cell>
          <table:table-cell table:style-name="Table6.A1" office:value-type="string">
            <text:p text:style-name="Table_20_Contents">Thies, Senegal</text:p>
          </table:table-cell>
        </table:table-row>
      </table:table>
      <text:p text:style-name="P17"><draw:frame draw:style-name="fr1" draw:name="Image2" text:anchor-type="as-char" svg:width="12.488cm" svg:height="9.393cm" draw:z-index="0"><draw:image xlink:href="../../public/logo.png" xlink:type="simple" xlink:show="embed" xlink:actuate="onLoad" draw:mime-type="image/png"/><svg:title>Identite visuelle KYA</svg:title></draw:frame><text:s/></text:p>
      <text:p text:style-name="P14">Figure 1 : Identite visuelle de la plateforme KYA</text:p>
      <text:p text:style-name="P13">2</text:p>
      <text:p text:style-name="P32">II. Presentation du sujet et des objectifs</text:p>
      <text:p text:style-name="P35">II.1. Presentation du sujet</text:p>
      <text:p text:style-name="P16">Le projet a pour objet la conception et la realisation d'une plateforme de gestion locative multi-roles capable de fournir une solution complete pour gerer les clients, locations, paiements, depots et documents, avec un controle multi-niveaux et une interface moderne. </text:p>
      <text:p text:style-name="P35">II.2. Problematique</text:p>
      <text:p text:style-name="P16">Dans plusieurs contextes de gestion, les informations locatives sont dispersees, insuffisamment securisees ou faiblement historisees. Cette situation entraine des doublons, des incoherences, une perte de temps dans la verification et une capacite limitee a suivre les operations de maniere fiable. </text:p>
      <text:p text:style-name="P33">Comment concevoir une plateforme locative moderne, ergonomique et multi-roles qui centralise les operations, limite les erreurs et renforce durablement la tracabilite ? </text:p>
      <text:p text:style-name="P35">II.3. Objectif general</text:p>
      <text:p text:style-name="P16">Proposer une solution complete de gestion locative permettant aux administrateurs et super administrateurs de suivre efficacement les operations metier dans un cadre coherent, securise et auditable. </text:p>
      <text:p text:style-name="P35">II.4. Objectifs specifiques</text:p>
      <text:list text:style-name="L1">
        <text:list-item>
          <text:p text:style-name="P18">mettre en place une gestion multi-roles claire et securisee ; </text:p>
        </text:list-item>
        <text:list-item>
          <text:p text:style-name="P18">gerer les clients, entreprises, locations, depots, paiements et documents ; </text:p>
        </text:list-item>
        <text:list-item>
          <text:p text:style-name="P18">integrer l'import Excel avec controles des champs obligatoires ; </text:p>
        </text:list-item>
        <text:list-item>
          <text:p text:style-name="P18">appliquer des regles anti-duplication et de validation ; </text:p>
        </text:list-item>
        <text:list-item>
          <text:p text:style-name="P18">assurer un suivi historise des actions sensibles. </text:p>
        </text:list-item>
      </text:list>
      <text:p text:style-name="P13">3</text:p>
      <text:p text:style-name="P32">III. La methodologie</text:p>
      <text:p text:style-name="P35">III.1. Demarche adoptee</text:p>
      <text:p text:style-name="P16">Compte tenu du delai de realisation, une approche iterative et incrementale a ete privilegiee. Elle a permis de partir du coeur metier, puis d'ajouter progressivement les modules de controle, d'importation, de documentation et de supervision. </text:p>
      <text:list text:style-name="L2">
        <text:list-item>
          <text:p text:style-name="P19">analyse des besoins et cadrage fonctionnel ; </text:p>
        </text:list-item>
        <text:list-item>
          <text:p text:style-name="P19">definition des roles et regles metier ; </text:p>
        </text:list-item>
        <text:list-item>
          <text:p text:style-name="P19">conception des donnees et des flux ; </text:p>
        </text:list-item>
        <text:list-item>
          <text:p text:style-name="P19">realisation des interfaces et des services ; </text:p>
        </text:list-item>
        <text:list-item>
          <text:p text:style-name="P19">verification des scenarios prioritaires. </text:p>
        </text:list-item>
      </text:list>
      <text:p text:style-name="P35">III.2. Repartition des roles et responsabilites</text:p>
      <table:table table:name="Table7" table:style-name="Table7">
        <table:table-column table:style-name="Table7.A"/>
        <table:table-column table:style-name="Table7.B"/>
        <table:table-row>
          <table:table-cell table:style-name="Table7.A1" office:value-type="string">
            <text:p text:style-name="Table_20_Heading">Acteur</text:p>
          </table:table-cell>
          <table:table-cell table:style-name="Table7.A1" office:value-type="string">
            <text:p text:style-name="Table_20_Heading">Responsabilites principales</text:p>
          </table:table-cell>
        </table:table-row>
        <table:table-row>
          <table:table-cell table:style-name="Table7.A1" office:value-type="string">
            <text:p text:style-name="Table_20_Contents">Super Admin</text:p>
          </table:table-cell>
          <table:table-cell table:style-name="Table7.A1" office:value-type="string">
            <text:p text:style-name="Table_20_Contents">Approuve les demandes, gere les entreprises, active ou desactive les comptes et supervise les operations sensibles.</text:p>
          </table:table-cell>
        </table:table-row>
        <table:table-row>
          <table:table-cell table:style-name="Table7.A1" office:value-type="string">
            <text:p text:style-name="Table_20_Contents">Admin</text:p>
          </table:table-cell>
          <table:table-cell table:style-name="Table7.A1" office:value-type="string">
            <text:p text:style-name="Table_20_Contents">Gere ses clients, locations, depots, paiements et documents dans son propre perimetre.</text:p>
          </table:table-cell>
        </table:table-row>
        <table:table-row>
          <table:table-cell table:style-name="Table7.A1" office:value-type="string">
            <text:p text:style-name="Table_20_Contents">Plateforme</text:p>
          </table:table-cell>
          <table:table-cell table:style-name="Table7.A1" office:value-type="string">
            <text:p text:style-name="Table_20_Contents">Controle les validations, l'audit, les importations et les notifications liees aux evenements metier.</text:p>
          </table:table-cell>
        </table:table-row>
      </table:table>
      <text:p text:style-name="P35"><text:soft-page-break/>III.3. Technologies mobilisees</text:p>
      <table:table table:name="Table8" table:style-name="Table8">
        <table:table-column table:style-name="Table8.A"/>
        <table:table-column table:style-name="Table8.B"/>
        <table:table-row>
          <table:table-cell table:style-name="Table8.A1" office:value-type="string">
            <text:p text:style-name="Table_20_Heading">Couche</text:p>
          </table:table-cell>
          <table:table-cell table:style-name="Table8.A1" office:value-type="string">
            <text:p text:style-name="Table_20_Heading">Technologies</text:p>
          </table:table-cell>
        </table:table-row>
        <table:table-row>
          <table:table-cell table:style-name="Table8.A1" office:value-type="string">
            <text:p text:style-name="Table_20_Contents">Frontend</text:p>
          </table:table-cell>
          <table:table-cell table:style-name="Table8.A1" office:value-type="string">
            <text:p text:style-name="Table_20_Contents">React, TypeScript, Vite, Tailwind CSS, shadcn/ui</text:p>
          </table:table-cell>
        </table:table-row>
        <table:table-row>
          <table:table-cell table:style-name="Table8.A1" office:value-type="string">
            <text:p text:style-name="Table_20_Contents">Backend</text:p>
          </table:table-cell>
          <table:table-cell table:style-name="Table8.A1" office:value-type="string">
            <text:p text:style-name="Table_20_Contents">Next.js backend, Node.js, Prisma, PostgreSQL</text:p>
          </table:table-cell>
        </table:table-row>
        <table:table-row>
          <table:table-cell table:style-name="Table8.A1" office:value-type="string">
            <text:p text:style-name="Table_20_Contents">Validation / Import</text:p>
          </table:table-cell>
          <table:table-cell table:style-name="Table8.A1" office:value-type="string">
            <text:p text:style-name="Table_20_Contents">Zod, React Hook Form, ExcelJS</text:p>
          </table:table-cell>
        </table:table-row>
      </table:table>
      <text:p text:style-name="P13">4</text:p>
      <text:p text:style-name="P32">IV. Conception detaillee</text:p>
      <text:p text:style-name="P35">IV.1. Analyse fonctionnelle</text:p>
      <text:p text:style-name="P16">L'analyse fonctionnelle a permis d'identifier les grands modules structurant la solution : gestion des comptes, gestion locative, gestion documentaire, paiements, audit et importation de donnees. Le principe directeur a ete de separer clairement la gouvernance globale et la gestion operationnelle. </text:p>
      <text:p text:style-name="P35">IV.2. Reponses fonctionnelles apportees</text:p>
      <table:table table:name="Table9" table:style-name="Table9">
        <table:table-column table:style-name="Table9.A"/>
        <table:table-column table:style-name="Table9.B"/>
        <table:table-row>
          <table:table-cell table:style-name="Table9.A1" office:value-type="string">
            <text:p text:style-name="Table_20_Heading">Besoin identifie</text:p>
          </table:table-cell>
          <table:table-cell table:style-name="Table9.A1" office:value-type="string">
            <text:p text:style-name="Table_20_Heading">Reponse apportee par KYA</text:p>
          </table:table-cell>
        </table:table-row>
        <table:table-row>
          <table:table-cell table:style-name="Table9.A1" office:value-type="string">
            <text:p text:style-name="Table_20_Contents">Centraliser les donnees locatives</text:p>
          </table:table-cell>
          <table:table-cell table:style-name="Table9.A1" office:value-type="string">
            <text:p text:style-name="Table_20_Contents">Regroupement des clients, locations, paiements, depots et documents dans une plateforme unique</text:p>
          </table:table-cell>
        </table:table-row>
        <table:table-row>
          <table:table-cell table:style-name="Table9.A1" office:value-type="string">
            <text:p text:style-name="Table_20_Contents">Distinguer les niveaux de responsabilite</text:p>
          </table:table-cell>
          <table:table-cell table:style-name="Table9.A1" office:value-type="string">
            <text:p text:style-name="Table_20_Contents">Gestion multi-roles avec separation nette entre super administrateur et administrateur</text:p>
          </table:table-cell>
        </table:table-row>
        <table:table-row>
          <table:table-cell table:style-name="Table9.A1" office:value-type="string">
            <text:p text:style-name="Table_20_Contents">Eviter les erreurs et doublons</text:p>
          </table:table-cell>
          <table:table-cell table:style-name="Table9.A1" office:value-type="string">
            <text:p text:style-name="Table_20_Contents">Validation des formulaires et regles anti-duplication lors des imports</text:p>
          </table:table-cell>
        </table:table-row>
        <table:table-row>
          <table:table-cell table:style-name="Table9.A1" office:value-type="string">
            <text:p text:style-name="Table_20_Contents">Tracer les operations sensibles</text:p>
          </table:table-cell>
          <table:table-cell table:style-name="Table9.A1" office:value-type="string">
            <text:p text:style-name="Table_20_Contents">Historique, audit des actions et suivi des evenements metier</text:p>
          </table:table-cell>
        </table:table-row>
      </table:table>
      <text:p text:style-name="P35">IV.3. Vision de conception</text:p>
      <text:p text:style-name="P16">La conception technique repose sur une architecture modulaire separant l'interface, les services metier, les validations, la persistance des donnees et la gestion des notifications. Cette organisation favorise l'evolutivite, la maintenance et la fiabilite progressive du systeme. </text:p>
      <text:p text:style-name="P13">5</text:p>
      <text:p text:style-name="P32">IV. Conception detaillee</text:p>
      <text:p text:style-name="P35">IV.4. Diagramme de contexte global</text:p>
      <text:p text:style-name="P16">Le diagramme suivant presente la place centrale de la plateforme KYA dans la gestion des interactions entre les acteurs metier, les flux documentaires et les operations sensibles liees au suivi locatif. </text:p>
      <text:p text:style-name="P17"><draw:frame draw:style-name="fr1" draw:name="Image3" text:anchor-type="as-char" svg:width="19.103cm" svg:height="24.712cm" draw:z-index="0"><draw:image xlink:href="../../contexe.png" xlink:type="simple" xlink:show="embed" xlink:actuate="onLoad" draw:mime-type="image/png"/><svg:title>Diagramme de contexte KYA</svg:title></draw:frame><text:s/></text:p>
      <text:p text:style-name="P14">Figure 2 : Diagramme de contexte global de la solution</text:p>
      <text:p text:style-name="P36">Source : elaboration personnelle a partir des specifications du projet KYA</text:p>
      <text:p text:style-name="P13">6</text:p>
      <text:p text:style-name="P32">IV. Conception detaillee</text:p>
      <text:p text:style-name="P35">IV.5. Cas d'utilisation par acteur</text:p>
      <text:p text:style-name="P16">La plateforme a ete structuree autour des cas d'utilisation prioritaires du super administrateur et de l'administrateur. Le premier assure un role de gouvernance et de controle global, tandis que le second porte la gestion quotidienne de son portefeuille d'activites. </text:p>
      <text:p text:style-name="P17"><draw:frame draw:style-name="fr1" draw:name="Image4" text:anchor-type="as-char" svg:width="24.156cm" svg:height="48.26cm" draw:z-index="0"><draw:image xlink:href="../../Untitled-3.png" xlink:type="simple" xlink:show="embed" xlink:actuate="onLoad" draw:mime-type="image/png"/><svg:title>Cas d'utilisation KYA</svg:title></draw:frame><text:s/></text:p>
      <text:p text:style-name="P14">Figure 3 : Cas d'utilisation par acteur</text:p>
      <text:p text:style-name="P36">Source : modelisation UML du projet KYA</text:p>
      <text:p text:style-name="P34">La conception privilegie une separation nette des droits, une forte lisibilite des traitements et une gouvernance centralisee des operations sensibles. </text:p>
      <text:p text:style-name="P13">7</text:p>
      <text:p text:style-name="P32">V. Le developpement de l'application</text:p>
      <text:p text:style-name="P35">V.1. Fonctionnalites majeures valorisees</text:p>
      <text:list text:style-name="L3">
        <text:list-item>
          <text:p text:style-name="P20">gestion multi-roles avec super administrateur et administrateur ; </text:p>
        </text:list-item>
        <text:list-item>
          <text:p text:style-name="P20">gestion des entreprises, clients, locations, depots, paiements et documents ; </text:p>
        </text:list-item>
        <text:list-item>
          <text:p text:style-name="P20">validation des demandes administratives ; </text:p>
        </text:list-item>
        <text:list-item>
          <text:p text:style-name="P20">importation Excel avec controle des champs obligatoires ; </text:p>
        </text:list-item>
        <text:list-item>
          <text:p text:style-name="P20">regles anti-duplication et verification des donnees ; </text:p>
        </text:list-item>
        <text:list-item>
          <text:p text:style-name="P20">historique et audit des actions ; </text:p>
        </text:list-item>
        <text:list-item>
          <text:p text:style-name="P20">vues ergonomiques avec cartes, tableaux et filtres. </text:p>
        </text:list-item>
      </text:list>
      <text:p text:style-name="P35">V.2. Realisation de l'interface</text:p>
      <text:p text:style-name="P16">L'interface a ete pensee pour offrir une lecture rapide des informations et une execution fluide des operations. Les vues liste et carte, les filtres et les formulaires controles contribuent a une experience d'usage plus moderne et plus productive. </text:p>
      <text:p text:style-name="P35">V.3. Importation et qualite des donnees</text:p>
      <text:p text:style-name="P16">L'import Excel a ete concu comme un levier d'efficacite operationnelle. Il permet d'alimenter le systeme en masse tout en imposant des controles sur les champs requis, les formats attendus et les doublons potentiels. </text:p>
      <text:p text:style-name="P13">8</text:p>
      <text:p text:style-name="P32">V. Le developpement de l'application</text:p>
      <text:p text:style-name="P35">V.4. Resultats obtenus</text:p>
      <text:list text:style-name="L4">
        <text:list-item>
          <text:p text:style-name="P21">mise en place d'une base fonctionnelle solide de gestion locative multi-roles ; </text:p>
        </text:list-item>
        <text:list-item>
          <text:p text:style-name="P21">meilleure centralisation des informations metier ; </text:p>
        </text:list-item>
        <text:list-item>
          <text:p text:style-name="P21">renforcement du suivi des paiements, des depots et des documents ; </text:p>
        </text:list-item>
        <text:list-item>
          <text:p text:style-name="P21">amelioration de la tracabilite grace a l'audit ; </text:p>
        </text:list-item>
        <text:list-item>
          <text:p text:style-name="P21">reduction des risques de doublons via l'import controle ; </text:p>
        </text:list-item>
        <text:list-item>
          <text:p text:style-name="P21">experience utilisateur plus claire et plus moderne. </text:p>
        </text:list-item>
      </text:list>
      <text:p text:style-name="P35">V.5. Valeur ajoutee du projet</text:p>
      <text:p text:style-name="P16">KYA apporte une logique de pilotage plus professionnelle a la gestion locative. Au-dela de la simple saisie de donnees, la plateforme structure les droits, les controles et les interactions entre acteurs dans une meme chaine de valeur. </text:p>
      <text:p text:style-name="P35">V.6. Perspectives</text:p>
      <text:list text:style-name="L5">
        <text:list-item>
          <text:p text:style-name="P22">ajouter des tableaux de bord analytiques plus pousses ; </text:p>
        </text:list-item>
        <text:list-item>
          <text:p text:style-name="P22">renforcer l'automatisation des notifications multicanales ; </text:p>
        </text:list-item>
        <text:list-item>
          <text:p text:style-name="P22">developper davantage l'experience mobile ; </text:p>
        </text:list-item>
        <text:list-item>
          <text:p text:style-name="P22">etendre la signature electronique et l'archivage documentaire ; </text:p>
        </text:list-item>
        <text:list-item>
          <text:p text:style-name="P22">approfondir l'automatisation des paiements et relances. </text:p>
        </text:list-item>
      </text:list>
      <text:p text:style-name="P13">9</text:p>
      <text:p text:style-name="P32">CONCLUSION GENERALE</text:p>
      <text:p text:style-name="P16">Ce memoire a permis de presenter la conception et la realisation de KYA, une plateforme de gestion locative multi-roles developpee dans le cadre d'un projet personnel de fin d'etudes. Le travail realise montre qu'un besoin metier concret peut etre structure autour d'une solution moderne, progressive et securisee. </text:p>
      <text:p text:style-name="P16">La plateforme repond a plusieurs enjeux essentiels : centralisation des informations, separation des responsabilites, reduction des erreurs, supervision globale et meilleure experience utilisateur. Elle constitue une base credible pour une evolution vers un usage professionnel a plus grande echelle. </text:p>
      <text:p text:style-name="P16">Sur le plan personnel, ce projet a renforce mes competences en analyse, modelisation, developpement Full Stack, structuration de regles metier et verification de coherence fonctionnelle. Il represente une etape importante dans mon parcours academique et professionnel. </text:p>
      <text:p text:style-name="P13">10</text:p>
      <text:p text:style-name="P32">WEBOGRAPHIE</text:p>
      <text:list text:style-name="L6">
        <text:list-item>
          <text:p text:style-name="P37"><text:span text:style-name="T4">Documentation fonctionnelle et technique du projet KYA, dossiers </text:span><text:span text:style-name="Strong_20_Emphasis"><text:span text:style-name="T4">docs/</text:span></text:span><text:span text:style-name="T4"> et </text:span><text:span text:style-name="Strong_20_Emphasis"><text:span text:style-name="T4">backend/</text:span></text:span><text:span text:style-name="T4">. </text:span></text:p>
        </text:list-item>
        <text:list-item>
          <text:p text:style-name="P37"><text:span text:style-name="T4">Documentation React : </text:span><text:span text:style-name="Strong_20_Emphasis"><text:span text:style-name="T4">https://react.dev</text:span></text:span><text:span text:style-name="T4"> </text:span></text:p>
        </text:list-item>
        <text:list-item>
          <text:p text:style-name="P37"><text:span text:style-name="T4">Documentation TypeScript : </text:span><text:span text:style-name="Strong_20_Emphasis"><text:span text:style-name="T4">https://www.typescriptlang.org</text:span></text:span><text:span text:style-name="T4"> </text:span></text:p>
        </text:list-item>
        <text:list-item>
          <text:p text:style-name="P37"><text:span text:style-name="T4">Documentation Vite : </text:span><text:span text:style-name="Strong_20_Emphasis"><text:span text:style-name="T4">https://vite.dev</text:span></text:span><text:span text:style-name="T4"> </text:span></text:p>
        </text:list-item>
        <text:list-item>
          <text:p text:style-name="P37"><text:span text:style-name="T4">Documentation Tailwind CSS : </text:span><text:span text:style-name="Strong_20_Emphasis"><text:span text:style-name="T4">https://tailwindcss.com</text:span></text:span><text:span text:style-name="T4"> </text:span></text:p>
        </text:list-item>
        <text:list-item>
          <text:p text:style-name="P37"><text:span text:style-name="T4">Documentation Next.js : </text:span><text:span text:style-name="Strong_20_Emphasis"><text:span text:style-name="T4">https://nextjs.org</text:span></text:span><text:span text:style-name="T4"> </text:span></text:p>
        </text:list-item>
        <text:list-item>
          <text:p text:style-name="P37"><text:span text:style-name="T4">Documentation Prisma : </text:span><text:span text:style-name="Strong_20_Emphasis"><text:span text:style-name="T4">https://www.prisma.io</text:span></text:span><text:span text:style-name="T4"> </text:span></text:p>
        </text:list-item>
        <text:list-item>
          <text:p text:style-name="P37"><text:span text:style-name="T4">Documentation PostgreSQL : </text:span><text:span text:style-name="Strong_20_Emphasis"><text:span text:style-name="T4">https://www.postgresql.org</text:span></text:span><text:span text:style-name="T4"> </text:span></text:p>
        </text:list-item>
        <text:list-item>
          <text:p text:style-name="P37"><text:span text:style-name="T4">Documentation Electron : </text:span><text:span text:style-name="Strong_20_Emphasis"><text:span text:style-name="T4">https://www.electronjs.org</text:span></text:span><text:span text:style-name="T4"> </text:span></text:p>
        </text:list-item>
        <text:list-item>
          <text:p text:style-name="P37"><text:span text:style-name="T4">Depot ExcelJS : </text:span><text:span text:style-name="Strong_20_Emphasis"><text:span text:style-name="T4">https://github.com/exceljs/exceljs</text:span></text:span><text:span text:style-name="T4"> </text:span></text:p>
        </text:list-item>
      </text:list>
      <text:p text:style-name="P13">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Times New Roman',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2%"/>
      <style:text-properties fo:color="#0e0e0e" loext:opacity="100%" style:font-name="Georgia" fo:font-family="Georgia, 'Times New Roman', serif" fo:font-size="12.5pt" style:font-name-asian="Georgia" style:font-family-asian="Georgia, 'Times New Roman', serif" style:font-size-asian="12.5pt" style:font-name-complex="Georgia" style:font-family-complex="Georgia, 'Times New Roman', serif" style:font-size-complex="12.5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349cm" style:contextual-spacing="false" fo:line-height="114%" fo:keep-with-next="always"/>
      <style:text-properties style:font-name="Noto Sans" fo:font-family="'Noto Sans'" style:font-pitch="variable" fo:font-size="28pt" fo:font-weight="bold" style:font-size-asian="28pt" style:font-weight-asian="bold" style:font-size-complex="28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cm" fo:margin-bottom="0.28cm" style:contextual-spacing="false" fo:text-align="justify" style:justify-single-word="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8cm" style:contextual-spacing="false" fo:keep-with-next="always"/>
      <style:text-properties style:font-name="Liberation Serif" fo:font-family="'Liberation Serif'" style:font-family-generic="roman" style:font-pitch="variable" fo:font-size="20pt" fo:font-weight="bold" style:font-name-asian="Noto Serif CJK SC" style:font-family-asian="'Noto Serif CJK SC'" style:font-family-generic-asian="system" style:font-pitch-asian="variable" style:font-size-asian="20pt" style:font-weight-asian="bold" style:font-name-complex="Noto Sans Devanagari1" style:font-family-complex="'Noto Sans Devanagari'" style:font-family-generic-complex="system" style:font-pitch-complex="variable" style:font-size-complex="2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199cm" style:contextual-spacing="false" fo:keep-with-next="always"/>
      <style:text-properties style:font-name="Liberation Serif" fo:font-family="'Liberation Serif'"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Noto Sans Devanagari1" style:font-family-complex="'Noto Sans Devanagari'" style:font-family-generic-complex="system" style:font-pitch-complex="variable"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801cm" fo:margin-bottom="0.801cm" fo:margin-left="0.801cm" fo:margin-right="0.801cm" fo:background-color="#ececec" style:writing-mode="lr-tb" style:layout-grid-color="#c0c0c0" style:layout-grid-lines="20" style:layout-grid-base-height="0.706cm" style:layout-grid-ruby-height="0.353cm" style:layout-grid-mode="none" style:layout-grid-ruby-below="false" style:layout-grid-print="false" style:layout-grid-display="false" draw:fill="solid" draw:fill-color="#ecece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ececec"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émoire KYA V3 - Papa Malick Teuw</dc:title>
    <meta:document-statistic meta:table-count="9" meta:image-count="4" meta:object-count="0" meta:page-count="2" meta:paragraph-count="243" meta:word-count="2323" meta:character-count="16039" meta:non-whitespace-character-count="13902"/>
    <meta:generator>LibreOffice/24.2.7.2$Linux_X86_64 LibreOffice_project/420$Build-2</meta:generator>
    <meta:user-defined meta:name=""/>
  </office:meta>
</office:document-meta>
</file>